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54in"/>
    </style:style>
    <style:style style:name="co2" style:family="table-column">
      <style:table-column-properties fo:break-before="auto" style:column-width="2.4453in"/>
    </style:style>
    <style:style style:name="co3" style:family="table-column">
      <style:table-column-properties fo:break-before="auto" style:column-width="1.3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rimson Pro Light"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Aliens</text:p>
          </table:table-cell>
          <table:table-cell office:value-type="string" calcext:value-type="string">
            <text:p>Denizen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ustoms of 1275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 customs of 1302-03</text:p>
          </table:table-cell>
          <table:table-cell office:value-type="string" calcext:value-type="string">
            <text:p>Cloth custo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idy on wool.</text:p>
          </table:table-cell>
          <table:table-cell office:value-type="string" calcext:value-type="string">
            <text:p>Subaidy on w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nnage and poundage.</text:p>
          </table:table-cell>
          <table:table-cell office:value-type="string" calcext:value-type="string">
            <text:p>Tonnage and poundag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7:56:48.399951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a49ed84f3d037188bbbcb324f9afc3796d887539</meta:generator>
    <meta:creation-date>2021-11-29T17:56:50.828837087</meta:creation-date>
    <meta:editing-duration>PT31S</meta:editing-duration>
    <meta:editing-cycles>3</meta:editing-cycles>
    <meta:initial-creator>Ashok Koyi</meta:initial-creator>
    <dc:date>2021-11-29T17:57:20.039850235</dc:date>
    <dc:creator>Ashok Koyi</dc:creator>
    <meta:document-statistic meta:table-count="2" meta:cell-count="10" meta:object-count="0"/>
    <meta:template xlink:type="simple" xlink:actuate="onRequest" xlink:title="default" xlink:href="../../../../../../../../snap/libreoffice/238/.config/libreoffice/4/user/template/default.ots" meta:date="2021-11-29T17:56:49.156719475"/>
  </office:meta>
</office:document-meta>
</file>